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ーーん・・・いいお天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最高のお洗濯日和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、たまってる洗濯物、この機会に全部
きれいにしちゃおっと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水は一回汲むだけじゃ足りない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1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オラオラァ！　嬢ちゃんおとなしくしな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？？？
「え、あ、ちょ・・・なになに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…? 
</text:p>
          </table:table-cell>
          <table:table-cell table:style-name="ce0" office:value-type="string">
            <text:p>...?</text:p>
          </table:table-cell>
          <table:table-cell table:number-columns-repeated="1019"/>
        </table:table-row>
        <table:table-row>
          <table:table-cell table:style-name="ce0" office:value-type="string">
            <text:p>なんだろう、向こうのほうが騒が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！？</text:p>
          </table:table-cell>
          <table:table-cell table:style-name="ce0" office:value-type="string">
            <text:p>Map091</text:p>
          </table:table-cell>
          <table:table-cell table:style-name="ce0"/>
          <table:table-cell table:style-name="ce0" office:value-type="string">
            <text:p>?!
</text:p>
          </table:table-cell>
          <table:table-cell table:style-name="ce0" office:value-type="string">
            <text:p>?!</text:p>
          </table:table-cell>
          <table:table-cell table:number-columns-repeated="1019"/>
        </table:table-row>
        <table:table-row>
          <table:table-cell table:style-name="ce0" office:value-type="string">
            <text:p>盗賊Ａ
「ヒヒヒ！　こんなとこで無防備に昼寝なんか
　してるから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俺たちは、泣く子も真顔で首を横に振る
　盗賊団だ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悪いが嬢ちゃん、俺たちと一緒にアジトまで
　ご同行願おうか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、盗賊団！？　マジで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つまりこれって、誘拐ってこ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そういうことさ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お頭の命令で、手ごろな人質を連れてくるよう
　言われて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Ｂ
「さあ、おとなしくこっちへ来な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、無理無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ういうのあたし無理なんで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ーーーー！　誰か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Ａ
「うおおっ、こ、このガキ・・・なんちゅう力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信じられねえ・・・！　あの薬でパワーアップ
　した俺たち2人がかりでも・・・お、押さえきれ
　ねえだと・・・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B
「おい！！　誰か手を貸せ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C
「この・・・っ、おとなしく来やがれ・・・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D
「よし、このまま北の森の奥へ連れていく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大変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急いで騎士さまにお知らせしなくちゃ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E
「おっと！　ここにも上玉がいるぜ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盗賊F
「よっしゃ！　捕まえろ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きゃあああ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た、助けてえぇ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1+01:00</meta:creation-date>
    <dc:date>2019-11-03T17:4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